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36.00pt" fo:text-indent="0.00p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left="36.00pt" fo:text-indent="0.00pt" fo:margin-bottom="6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0.00%" fo:text-align="left" fo:margin-left="36.00pt" fo:text-indent="0.00pt" fo:margin-bottom="6.00pt"/>
    </style:style>
    <style:style style:name="P10" style:family="paragraph">
      <style:paragraph-properties fo:line-height="100.00%" fo:text-align="left" fo:margin-left="36.00pt" fo:text-indent="0.00pt" fo:margin-bottom="6.00pt"/>
    </style:style>
    <style:style style:name="P11" style:family="paragraph">
      <style:paragraph-properties fo:line-height="100.00%" fo:text-align="left" fo:margin-left="36.00pt" fo:text-indent="0.00pt" fo:margin-bottom="6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bottom="6.00pt"/>
    </style:style>
    <style:style style:name="P14" style:family="paragraph">
      <style:paragraph-properties fo:line-height="100.00%" fo:text-align="left" fo:margin-bottom="6.00pt"/>
    </style:style>
    <style:style style:name="P15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Meeting Agenda</text:span></text:p>
      <text:p text:style-name="P2"><text:span text:style-name="T2">Location:</text:span><text:span text:style-name="T3"><text:s/>Chalmers Library</text:span></text:p>
      <text:p text:style-name="P2"><text:span text:style-name="T4">Date:</text:span><text:span text:style-name="T5"><text:s/>11/05 2011</text:span></text:p>
      <text:p text:style-name="P2"><text:span text:style-name="T6">Time:</text:span><text:span text:style-name="T7"><text:s/>10:30</text:span></text:p>
      <text:p text:style-name="P2"><text:span text:style-name="T8">Facilitator:</text:span><text:span text:style-name="T9"><text:s/>Robert Kaumann</text:span></text:p>
      <text:p text:style-name="P2"><text:span text:style-name="T10">Participants:</text:span><text:span text:style-name="T11"><text:s/>Robert Kaufmann, Boel Nelson, Jennifer Panditha</text:span></text:p>
      <text:list text:style-name="L3">
        <text:list-item>
          <text:p text:style-name="P3"><text:span text:style-name="T12">Objectives</text:span><text:span text:style-name="T13"/></text:p>
        </text:list-item>
      </text:list>
      <text:p text:style-name="P4"><text:span text:style-name="T13">Discuss what to accomplish during the day and week so that we know what we have left to do and what needs to be done in the near future.</text:span></text:p>
      <text:list text:style-name="L5">
        <text:list-item>
          <text:p text:style-name="P5"><text:span text:style-name="T14">Reports</text:span><text:span text:style-name="T15"/></text:p>
        </text:list-item>
      </text:list>
      <text:p text:style-name="P6"><text:span text:style-name="T15">Copy, cut and paste is implemented.</text:span></text:p>
      <text:p text:style-name="P6"><text:span text:style-name="T15">More gates in the draw-class are implemented.</text:span></text:p>
      <text:p text:style-name="P6"><text:span text:style-name="T15">main() is moved to a Main.java class.</text:span></text:p>
      <text:p text:style-name="P6"><text:span text:style-name="T15">Save and load now works pefectly.</text:span></text:p>
      <text:p text:style-name="P6"><text:span text:style-name="T15">You can now move components.</text:span></text:p>
      <text:p text:style-name="P6"><text:span text:style-name="T15"/></text:p>
      <text:list text:style-name="L7">
        <text:list-item>
          <text:p text:style-name="P7"><text:span text:style-name="T16">Discussion items</text:span><text:span text:style-name="T17"><text:line-break/></text:span><text:span text:style-name="T18">What to accomplish today.</text:span><text:span text:style-name="T19"><text:line-break/>Right-click CCP (copy, cut paste).</text:span></text:p>
        </text:list-item>
      </text:list>
      <text:p text:style-name="P9"><text:span text:style-name="T19">Clockpulse.</text:span></text:p>
      <text:p text:style-name="P9"><text:span text:style-name="T19">End-components should show output values.</text:span></text:p>
      <text:p text:style-name="P9"><text:span text:style-name="T19">Finalizing CCP so that connections are presvered.</text:span></text:p>
      <text:p text:style-name="P9"><text:span text:style-name="T19">SDD to be heavilty revised.</text:span></text:p>
      <text:p text:style-name="P9"><text:span text:style-name="T19"><text:line-break/></text:span><text:span text:style-name="T20">What to accomplish during the week.</text:span><text:span text:style-name="T21"><text:line-break/>More test-classes implemented.</text:span></text:p>
      <text:p text:style-name="P11"><text:span text:style-name="T21">Go through documentation to ensure it is satisfactory.</text:span></text:p>
      <text:p text:style-name="P11"><text:span text:style-name="T21"/></text:p>
      <text:list text:style-name="L12">
        <text:list-item>
          <text:p text:style-name="P12"><text:span text:style-name="T22">Outcomes and assignments</text:span><text:span text:style-name="T23"><text:line-break/>Robert: Right click menu. Maybe: (Draw selected gates last. Draw connections better)<text:line-break/>Jennifer: Testclasses. Us-standard gate drawal.<text:line-break/>Boel: Paste for an arbitrary position.<text:line-break/>Anton: Paste with connections preserved.</text:span></text:p>
        </text:list-item>
        <text:list-item>
          <text:p text:style-name="P14"><text:span text:style-name="T24">Wrap up</text:span><text:span text:style-name="T25"><text:line-break/>We have a lot to do with regards to documentation and test-classes. However we are very close of finishing our implementation. Next meeting will be held at 17/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